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background-color="#ff8080" fo:padding="0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#ff8080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fo:background-color="#ccff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12" style:family="table-cell">
      <style:table-cell-properties fo:background-color="#ccff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7" style:family="table-cell">
      <style:table-cell-properties fo:background-color="#ffcccc" fo:padding="0cm" fo:border-left="0.05pt solid #000000" fo:border-right="none" fo:border-top="none" fo:border-bottom="0.05pt solid #000000">
        <style:background-image/>
      </style:table-cell-properties>
    </style:style>
    <style:style style:name="Таблица1.B17" style:family="table-cell">
      <style:table-cell-properties fo:background-color="#ffcc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2" style:family="table-cell">
      <style:table-cell-properties fo:background-color="#cfe7f5" fo:padding="0cm" fo:border-left="0.05pt solid #000000" fo:border-right="none" fo:border-top="none" fo:border-bottom="0.05pt solid #000000">
        <style:background-image/>
      </style:table-cell-properties>
    </style:style>
    <style:style style:name="Таблица1.B22" style:family="table-cell">
      <style:table-cell-properties fo:background-color="#cfe7f5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7" style:family="table-cell">
      <style:table-cell-properties fo:background-color="#cccc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27" style:family="table-cell">
      <style:table-cell-properties fo:background-color="#cccc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2" style:family="table-cell">
      <style:table-cell-properties fo:padding="0cm" fo:border-left="0.05pt solid #000000" fo:border-right="none" fo:border-top="none" fo:border-bottom="0.05pt solid #000000"/>
    </style:style>
    <style:style style:name="Таблица1.B3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cm" fo:border-left="0.05pt solid #000000" fo:border-right="none" fo:border-top="none" fo:border-bottom="0.05pt solid #000000"/>
    </style:style>
    <style:style style:name="Таблица1.B3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cm" fo:border="0.05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a3c54d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a6a4cd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d4fac8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cf6d8b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01d8" officeooo:paragraph-rsid="00d6a52d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01d8" officeooo:paragraph-rsid="00e89b4c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01d8" officeooo:paragraph-rsid="00ff9d6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4c30" officeooo:paragraph-rsid="00d15d24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4c30" officeooo:paragraph-rsid="00d4fac8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f8d0" officeooo:paragraph-rsid="0101ebd1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f8d0" officeooo:paragraph-rsid="00d4fac8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f8d0" officeooo:paragraph-rsid="00e7901d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aba222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adb50d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b65d85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c282b3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f5d179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f677ba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f782f3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f9323e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fa12ad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fbd6e5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fd076c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b991e9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88459" officeooo:paragraph-rsid="00b83991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a9a735" officeooo:paragraph-rsid="00fe0d42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c39f6" officeooo:paragraph-rsid="002ff8d0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d823cb" officeooo:paragraph-rsid="010056d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d823cb" officeooo:paragraph-rsid="00d8a334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d823cb" officeooo:paragraph-rsid="01048217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d8a334"/>
    </style:style>
    <style:style style:name="P49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fo:font-style="italic" officeooo:rsid="00c13b24" officeooo:paragraph-rsid="001d19cc" style:font-size-asian="12pt" style:font-style-asian="italic" style:font-size-complex="12pt" style:font-style-complex="italic"/>
    </style:style>
    <style:style style:name="P50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style="normal" officeooo:rsid="006329b4" officeooo:paragraph-rsid="01088bf7" style:font-size-asian="12pt" style:font-style-asian="normal" style:font-size-complex="12pt" style:font-style-complex="normal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GB" fo:font-style="normal" officeooo:rsid="00e05e10" officeooo:paragraph-rsid="00e05e10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GB" fo:font-style="normal" officeooo:rsid="00e05e10" officeooo:paragraph-rsid="00ee04aa" style:font-size-asian="12pt" style:font-style-asian="normal" style:font-size-complex="12pt" style:font-style-complex="normal"/>
    </style:style>
    <style:style style:name="P53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fo:language="en" fo:country="GB" officeooo:paragraph-rsid="001d19cc" style:font-size-asian="18pt" style:font-size-complex="18pt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GB" fo:font-style="normal" officeooo:rsid="006329b4" officeooo:paragraph-rsid="001f5ed4" style:font-size-asian="12pt" style:font-style-asian="normal" style:font-size-complex="12pt" style:font-style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weight="bold" officeooo:rsid="006fc813" officeooo:paragraph-rsid="006fc813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weight="bold" officeooo:rsid="00e8f985" officeooo:paragraph-rsid="00236cbd" style:font-size-asian="12pt" style:font-weight-asian="bold" style:font-size-complex="12pt" style:font-weight-complex="bold"/>
    </style:style>
    <style:style style:name="P57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GB" fo:font-weight="normal" officeooo:rsid="006fc813" officeooo:paragraph-rsid="006fc813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GB" fo:font-weight="normal" officeooo:rsid="006fc813" officeooo:paragraph-rsid="0099bed6" style:font-size-asian="12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GB" fo:font-weight="normal" officeooo:rsid="006fc813" officeooo:paragraph-rsid="009b71b1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GB" fo:font-weight="normal" officeooo:rsid="006fc813" officeooo:paragraph-rsid="00998f71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weight="normal" officeooo:rsid="006fc813" officeooo:paragraph-rsid="006fc813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GB" fo:font-weight="normal" officeooo:rsid="009c063b" officeooo:paragraph-rsid="009c063b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officeooo:rsid="008b014f" officeooo:paragraph-rsid="00236cbd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GB" officeooo:rsid="0039c73a" officeooo:paragraph-rsid="00261894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ee9e19" officeooo:paragraph-rsid="004062b1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782df8" officeooo:paragraph-rsid="009e5f24" fo:background-color="transparent" style:font-size-asian="12pt" style:font-size-complex="12pt"/>
    </style:style>
    <style:style style:name="P67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color="#ffd320" loext:opacity="100%" fo:font-size="12pt" fo:language="en" fo:country="GB" fo:font-weight="bold" officeooo:rsid="00377161" officeooo:paragraph-rsid="00236cb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loext:opacity="100%" fo:font-size="12pt" fo:language="en" fo:country="GB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69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236cbd"/>
    </style:style>
    <style:style style:name="P70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71" style:family="paragraph" style:parent-style-name="Standard" style:list-style-name="L2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782df8"/>
    </style:style>
    <style:style style:name="P72" style:family="paragraph" style:parent-style-name="Standard" style:list-style-name="L2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9cf005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0d993f" officeooo:paragraph-rsid="0083f856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00d993f" officeooo:paragraph-rsid="0083f856" style:font-weight-asian="normal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00e9b44" officeooo:paragraph-rsid="0083f856" style:font-weight-asian="normal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020dc94" officeooo:paragraph-rsid="0083f856" style:font-weight-asian="normal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a36533" officeooo:paragraph-rsid="00a36533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a53f32" officeooo:paragraph-rsid="00a53f32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a6a4cd" officeooo:paragraph-rsid="00a6a4cd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a733b2" officeooo:paragraph-rsid="00a733b2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c2559d" officeooo:paragraph-rsid="00c2559d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aba222" officeooo:paragraph-rsid="00aba222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b991e9" officeooo:paragraph-rsid="00b991e9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ba3477" officeooo:paragraph-rsid="00ba3477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be320f" officeooo:paragraph-rsid="00be320f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c0e1c4" officeooo:paragraph-rsid="00c0e1c4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c570bf" officeooo:paragraph-rsid="00c570bf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c6aa78" officeooo:paragraph-rsid="00c6aa78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c7f917" officeooo:paragraph-rsid="00c7f917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cc9926" officeooo:paragraph-rsid="00cc9926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a9a735" officeooo:paragraph-rsid="00a9a735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cfad73" officeooo:paragraph-rsid="00cfad73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cfad73" officeooo:paragraph-rsid="00d15d24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cfad73" officeooo:paragraph-rsid="00d4fac8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d823cb" officeooo:paragraph-rsid="00d823cb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c39f6" officeooo:paragraph-rsid="00d8a334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d8a334" officeooo:paragraph-rsid="00d8a334" fo:background-color="transparent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8818bc"/>
    </style:style>
    <style:style style:name="T6" style:family="text">
      <style:text-properties fo:language="en" fo:country="US" officeooo:rsid="0096e48c"/>
    </style:style>
    <style:style style:name="T7" style:family="text">
      <style:text-properties fo:language="en" fo:country="US" officeooo:rsid="00cf6d8b"/>
    </style:style>
    <style:style style:name="T8" style:family="text">
      <style:text-properties fo:language="en" fo:country="US" officeooo:rsid="00d32d76"/>
    </style:style>
    <style:style style:name="T9" style:family="text">
      <style:text-properties fo:language="en" fo:country="US" officeooo:rsid="00d8a334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0dc94" style:font-weight-asian="bold" style:font-weight-complex="bold"/>
    </style:style>
    <style:style style:name="T12" style:family="text">
      <style:text-properties fo:language="en" fo:country="US" fo:font-weight="bold" officeooo:rsid="00db5af0" style:font-weight-asian="bold" style:font-weight-complex="bold"/>
    </style:style>
    <style:style style:name="T13" style:family="text">
      <style:text-properties fo:language="en" fo:country="US" fo:font-weight="bold" officeooo:rsid="00dcf5f5" style:font-weight-asian="bold" style:font-weight-complex="bold"/>
    </style:style>
    <style:style style:name="T14" style:family="text">
      <style:text-properties fo:language="en" fo:country="US" fo:font-weight="bold" officeooo:rsid="00f0325e" style:font-weight-asian="bold" style:font-weight-complex="bold"/>
    </style:style>
    <style:style style:name="T15" style:family="text">
      <style:text-properties fo:language="en" fo:country="US" fo:font-weight="bold" officeooo:rsid="00f0f09f" style:font-weight-asian="bold" style:font-weight-complex="bold"/>
    </style:style>
    <style:style style:name="T16" style:family="text">
      <style:text-properties fo:language="en" fo:country="US" officeooo:rsid="00de83c3"/>
    </style:style>
    <style:style style:name="T17" style:family="text">
      <style:text-properties fo:language="en" fo:country="US" officeooo:rsid="00eac16c"/>
    </style:style>
    <style:style style:name="T18" style:family="text">
      <style:text-properties fo:language="en" fo:country="US" officeooo:rsid="00f0325e"/>
    </style:style>
    <style:style style:name="T19" style:family="text">
      <style:text-properties fo:language="en" fo:country="US" officeooo:rsid="017e8f62"/>
    </style:style>
    <style:style style:name="T20" style:family="text">
      <style:text-properties fo:language="en" fo:country="US" officeooo:rsid="01088bf7"/>
    </style:style>
    <style:style style:name="T21" style:family="text">
      <style:text-properties fo:language="en" fo:country="US" officeooo:rsid="010b1b81"/>
    </style:style>
    <style:style style:name="T22" style:family="text">
      <style:text-properties fo:language="en" fo:country="US" officeooo:rsid="010cc9b2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f3f0f7" style:font-size-asian="12pt" style:font-size-complex="12pt"/>
    </style:style>
    <style:style style:name="T25" style:family="text">
      <style:text-properties fo:font-size="12pt" officeooo:rsid="014c4d9b" style:font-size-asian="12pt" style:font-size-complex="12pt"/>
    </style:style>
    <style:style style:name="T26" style:family="text">
      <style:text-properties fo:font-size="12pt" fo:language="en" fo:country="US" officeooo:rsid="014c4d9b" style:font-size-asian="12pt" style:font-size-complex="12pt"/>
    </style:style>
    <style:style style:name="T27" style:family="text">
      <style:text-properties fo:font-size="12pt" fo:language="en" fo:country="GB" style:font-size-asian="12pt" style:font-size-complex="12pt"/>
    </style:style>
    <style:style style:name="T28" style:family="text">
      <style:text-properties fo:font-size="12pt" fo:language="en" fo:country="GB" officeooo:rsid="00f3f0f7" style:font-size-asian="12pt" style:font-size-complex="12pt"/>
    </style:style>
    <style:style style:name="T29" style:family="text">
      <style:text-properties fo:font-size="12pt" fo:language="en" fo:country="GB" officeooo:rsid="014c4d9b" style:font-size-asian="12pt" style:font-size-complex="12pt"/>
    </style:style>
    <style:style style:name="T30" style:family="text">
      <style:text-properties fo:color="#6600ff" loext:opacity="100%" fo:font-size="12pt" fo:font-weight="bold" officeooo:rsid="003c8774" style:font-size-asian="12pt" style:font-weight-asian="bold" style:font-size-complex="12pt" style:font-weight-complex="bold"/>
    </style:style>
    <style:style style:name="T31" style:family="text">
      <style:text-properties fo:color="#6600ff" loext:opacity="100%" fo:font-size="12pt" fo:language="en" fo:country="GB" fo:font-weight="bold" officeooo:rsid="003c8774" style:font-size-asian="12pt" style:font-weight-asian="bold" style:font-size-complex="12pt" style:font-weight-complex="bold"/>
    </style:style>
    <style:style style:name="T32" style:family="text">
      <style:text-properties fo:color="#00cc00" loext:opacity="100%" fo:font-size="12pt" officeooo:rsid="003d3901" style:font-size-asian="12pt" style:font-size-complex="12pt"/>
    </style:style>
    <style:style style:name="T33" style:family="text">
      <style:text-properties fo:color="#00cc00" loext:opacity="100%" fo:font-size="12pt" fo:language="en" fo:country="GB" officeooo:rsid="003d3901" style:font-size-asian="12pt" style:font-size-complex="12pt"/>
    </style:style>
    <style:style style:name="T34" style:family="text">
      <style:text-properties officeooo:rsid="00e89e27"/>
    </style:style>
    <style:style style:name="T35" style:family="text">
      <style:text-properties officeooo:rsid="00b2cfc8"/>
    </style:style>
    <style:style style:name="T36" style:family="text">
      <style:text-properties officeooo:rsid="00702626"/>
    </style:style>
    <style:style style:name="T37" style:family="text">
      <style:text-properties officeooo:rsid="007d4ecf"/>
    </style:style>
    <style:style style:name="T38" style:family="text">
      <style:text-properties officeooo:rsid="008c0d99"/>
    </style:style>
    <style:style style:name="T39" style:family="text">
      <style:text-properties officeooo:rsid="008d75e2"/>
    </style:style>
    <style:style style:name="T40" style:family="text">
      <style:text-properties officeooo:rsid="008e73d3"/>
    </style:style>
    <style:style style:name="T41" style:family="text">
      <style:text-properties officeooo:rsid="008edfca"/>
    </style:style>
    <style:style style:name="T42" style:family="text">
      <style:text-properties officeooo:rsid="0061f44e"/>
    </style:style>
    <style:style style:name="T43" style:family="text">
      <style:text-properties officeooo:rsid="0098219f"/>
    </style:style>
    <style:style style:name="T44" style:family="text">
      <style:text-properties officeooo:rsid="009bebea"/>
    </style:style>
    <style:style style:name="T45" style:family="text">
      <style:text-properties officeooo:rsid="009cf005"/>
    </style:style>
    <style:style style:name="T46" style:family="text">
      <style:text-properties officeooo:rsid="00a031b0"/>
    </style:style>
    <style:style style:name="T47" style:family="text">
      <style:text-properties officeooo:rsid="00a2e8f4"/>
    </style:style>
    <style:style style:name="T48" style:family="text">
      <style:text-properties officeooo:rsid="00a6a4cd"/>
    </style:style>
    <style:style style:name="T49" style:family="text">
      <style:text-properties officeooo:rsid="00a88459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officeooo:rsid="00b4cd38"/>
    </style:style>
    <style:style style:name="T52" style:family="text">
      <style:text-properties fo:color="#000000" loext:opacity="100%" officeooo:rsid="00aba222"/>
    </style:style>
    <style:style style:name="T53" style:family="text">
      <style:text-properties fo:color="#000000" loext:opacity="100%" officeooo:rsid="00acf3bb"/>
    </style:style>
    <style:style style:name="T54" style:family="text">
      <style:text-properties fo:color="#000000" loext:opacity="100%" officeooo:rsid="00adb50d"/>
    </style:style>
    <style:style style:name="T55" style:family="text">
      <style:text-properties fo:color="#000000" loext:opacity="100%" officeooo:rsid="00b2a004"/>
    </style:style>
    <style:style style:name="T56" style:family="text">
      <style:text-properties fo:color="#000000" loext:opacity="100%" officeooo:rsid="00ba3477"/>
    </style:style>
    <style:style style:name="T57" style:family="text">
      <style:text-properties fo:color="#000000" loext:opacity="100%" officeooo:rsid="00b991e9"/>
    </style:style>
    <style:style style:name="T58" style:family="text">
      <style:text-properties fo:color="#000000" loext:opacity="100%" officeooo:rsid="00c0e1c4"/>
    </style:style>
    <style:style style:name="T59" style:family="text">
      <style:text-properties fo:color="#000000" loext:opacity="100%" officeooo:rsid="00c0f0d7"/>
    </style:style>
    <style:style style:name="T60" style:family="text">
      <style:text-properties fo:color="#000000" loext:opacity="100%" officeooo:rsid="00c37e45"/>
    </style:style>
    <style:style style:name="T61" style:family="text">
      <style:text-properties fo:color="#000000" loext:opacity="100%" officeooo:rsid="00c53399"/>
    </style:style>
    <style:style style:name="T62" style:family="text">
      <style:text-properties fo:color="#000000" loext:opacity="100%" officeooo:rsid="00c57045"/>
    </style:style>
    <style:style style:name="T63" style:family="text">
      <style:text-properties fo:color="#000000" loext:opacity="100%" officeooo:rsid="00c7f917"/>
    </style:style>
    <style:style style:name="T64" style:family="text">
      <style:text-properties fo:color="#000000" loext:opacity="100%" officeooo:rsid="00c981f6"/>
    </style:style>
    <style:style style:name="T65" style:family="text">
      <style:text-properties fo:color="#000000" loext:opacity="100%" officeooo:rsid="00cc9926"/>
    </style:style>
    <style:style style:name="T66" style:family="text">
      <style:text-properties fo:color="#000000" loext:opacity="100%" fo:font-weight="bold" style:font-weight-asian="bold" style:font-weight-complex="bold"/>
    </style:style>
    <style:style style:name="T67" style:family="text">
      <style:text-properties fo:color="#000000" loext:opacity="100%" fo:font-weight="bold" officeooo:rsid="00b3548c" style:font-weight-asian="bold" style:font-weight-complex="bold"/>
    </style:style>
    <style:style style:name="T68" style:family="text">
      <style:text-properties fo:color="#000000" loext:opacity="100%" fo:font-weight="bold" officeooo:rsid="00ba3477" style:font-weight-asian="bold" style:font-weight-complex="bold"/>
    </style:style>
    <style:style style:name="T69" style:family="text">
      <style:text-properties fo:color="#000000" loext:opacity="100%" fo:font-weight="bold" officeooo:rsid="00c53399" style:font-weight-asian="bold" style:font-weight-complex="bold"/>
    </style:style>
    <style:style style:name="T70" style:family="text">
      <style:text-properties fo:color="#000000" loext:opacity="100%" fo:font-weight="bold" officeooo:rsid="00cc9926" style:font-weight-asian="bold" style:font-weight-complex="bold"/>
    </style:style>
    <style:style style:name="T71" style:family="text">
      <style:text-properties fo:color="#000000" loext:opacity="100%" fo:language="en" fo:country="US" officeooo:rsid="00e702e7"/>
    </style:style>
    <style:style style:name="T72" style:family="text">
      <style:text-properties fo:color="#000000" loext:opacity="100%" fo:language="en" fo:country="US" officeooo:rsid="01cad210" fo:background-color="#99ffcc" loext:char-shading-value="0"/>
    </style:style>
    <style:style style:name="T73" style:family="text">
      <style:text-properties fo:color="#000000" loext:opacity="100%" fo:language="en" fo:country="US" officeooo:rsid="01cefe25" fo:background-color="#99ffcc" loext:char-shading-value="0"/>
    </style:style>
    <style:style style:name="T74" style:family="text">
      <style:text-properties fo:color="#000000" loext:opacity="100%" fo:language="en" fo:country="US" officeooo:rsid="00f5d179" fo:background-color="#99ffcc" loext:char-shading-value="0"/>
    </style:style>
    <style:style style:name="T75" style:family="text">
      <style:text-properties fo:color="#000000" loext:opacity="100%" fo:language="en" fo:country="US" officeooo:rsid="0102cc89" fo:background-color="#99ffcc" loext:char-shading-value="0"/>
    </style:style>
    <style:style style:name="T76" style:family="text">
      <style:text-properties fo:color="#000000" loext:opacity="100%" fo:language="en" fo:country="US" officeooo:rsid="01048217" fo:background-color="#99ffcc" loext:char-shading-value="0"/>
    </style:style>
    <style:style style:name="T77" style:family="text">
      <style:text-properties fo:color="#000000" loext:opacity="100%" officeooo:rsid="00e702e7"/>
    </style:style>
    <style:style style:name="T78" style:family="text">
      <style:text-properties fo:color="#000000" loext:opacity="100%" officeooo:rsid="00e74391"/>
    </style:style>
    <style:style style:name="T79" style:family="text">
      <style:text-properties fo:color="#000000" loext:opacity="100%" officeooo:rsid="00f677ba"/>
    </style:style>
    <style:style style:name="T80" style:family="text">
      <style:text-properties fo:color="#000000" loext:opacity="100%" officeooo:rsid="00f782f3"/>
    </style:style>
    <style:style style:name="T81" style:family="text">
      <style:text-properties fo:color="#000000" loext:opacity="100%" fo:language="ru" fo:country="RU" officeooo:rsid="00ff9d6a" fo:background-color="#99ffcc" loext:char-shading-value="0"/>
    </style:style>
    <style:style style:name="T82" style:family="text">
      <style:text-properties fo:color="#000000" loext:opacity="100%" fo:language="ru" fo:country="RU" officeooo:rsid="010056d2" fo:background-color="#99ffcc" loext:char-shading-value="0"/>
    </style:style>
    <style:style style:name="T83" style:family="text">
      <style:text-properties fo:color="#000000" loext:opacity="100%" officeooo:rsid="01cad210" fo:background-color="#99ffcc" loext:char-shading-value="0"/>
    </style:style>
    <style:style style:name="T84" style:family="text">
      <style:text-properties fo:color="#000000" loext:opacity="100%" officeooo:rsid="01cefe25" fo:background-color="#99ffcc" loext:char-shading-value="0"/>
    </style:style>
    <style:style style:name="T85" style:family="text">
      <style:text-properties fo:color="#000000" loext:opacity="100%" officeooo:rsid="00f5d179" fo:background-color="#99ffcc" loext:char-shading-value="0"/>
    </style:style>
    <style:style style:name="T86" style:family="text">
      <style:text-properties fo:color="#000000" loext:opacity="100%" officeooo:rsid="00ff9d6a" fo:background-color="#99ffcc" loext:char-shading-value="0"/>
    </style:style>
    <style:style style:name="T87" style:family="text">
      <style:text-properties fo:color="#000000" loext:opacity="100%" officeooo:rsid="010056d2" fo:background-color="#99ffcc" loext:char-shading-value="0"/>
    </style:style>
    <style:style style:name="T88" style:family="text">
      <style:text-properties fo:color="#000000" loext:opacity="100%" officeooo:rsid="0102cc89" fo:background-color="#99ffcc" loext:char-shading-value="0"/>
    </style:style>
    <style:style style:name="T89" style:family="text">
      <style:text-properties fo:color="#000000" loext:opacity="100%" officeooo:rsid="01048217" fo:background-color="#99ffcc" loext:char-shading-value="0"/>
    </style:style>
    <style:style style:name="T90" style:family="text">
      <style:text-properties fo:color="#000000" loext:opacity="100%" fo:language="en" fo:country="GB"/>
    </style:style>
    <style:style style:name="T91" style:family="text">
      <style:text-properties fo:color="#000000" loext:opacity="100%" fo:language="en" fo:country="GB" fo:font-weight="bold" style:font-weight-asian="bold" style:font-weight-complex="bold"/>
    </style:style>
    <style:style style:name="T92" style:family="text">
      <style:text-properties fo:color="#000000" loext:opacity="100%" fo:language="en" fo:country="GB" fo:font-weight="bold" officeooo:rsid="00b3548c" style:font-weight-asian="bold" style:font-weight-complex="bold"/>
    </style:style>
    <style:style style:name="T93" style:family="text">
      <style:text-properties fo:color="#000000" loext:opacity="100%" fo:language="en" fo:country="GB" fo:font-weight="bold" officeooo:rsid="00ba3477" style:font-weight-asian="bold" style:font-weight-complex="bold"/>
    </style:style>
    <style:style style:name="T94" style:family="text">
      <style:text-properties fo:color="#000000" loext:opacity="100%" fo:language="en" fo:country="GB" fo:font-weight="bold" officeooo:rsid="00c53399" style:font-weight-asian="bold" style:font-weight-complex="bold"/>
    </style:style>
    <style:style style:name="T95" style:family="text">
      <style:text-properties fo:color="#000000" loext:opacity="100%" fo:language="en" fo:country="GB" fo:font-weight="bold" officeooo:rsid="00cc9926" style:font-weight-asian="bold" style:font-weight-complex="bold"/>
    </style:style>
    <style:style style:name="T96" style:family="text">
      <style:text-properties fo:color="#000000" loext:opacity="100%" fo:language="en" fo:country="GB" officeooo:rsid="00e702e7"/>
    </style:style>
    <style:style style:name="T97" style:family="text">
      <style:text-properties fo:color="#000000" loext:opacity="100%" fo:language="en" fo:country="GB" officeooo:rsid="00b4cd38"/>
    </style:style>
    <style:style style:name="T98" style:family="text">
      <style:text-properties fo:color="#000000" loext:opacity="100%" fo:language="en" fo:country="GB" officeooo:rsid="00aba222"/>
    </style:style>
    <style:style style:name="T99" style:family="text">
      <style:text-properties fo:color="#000000" loext:opacity="100%" fo:language="en" fo:country="GB" officeooo:rsid="00acf3bb"/>
    </style:style>
    <style:style style:name="T100" style:family="text">
      <style:text-properties fo:color="#000000" loext:opacity="100%" fo:language="en" fo:country="GB" officeooo:rsid="01cad210" fo:background-color="#99ffcc" loext:char-shading-value="0"/>
    </style:style>
    <style:style style:name="T101" style:family="text">
      <style:text-properties fo:color="#000000" loext:opacity="100%" fo:language="en" fo:country="GB" officeooo:rsid="01cefe25" fo:background-color="#99ffcc" loext:char-shading-value="0"/>
    </style:style>
    <style:style style:name="T102" style:family="text">
      <style:text-properties fo:color="#000000" loext:opacity="100%" fo:language="en" fo:country="GB" officeooo:rsid="00f5d179" fo:background-color="#99ffcc" loext:char-shading-value="0"/>
    </style:style>
    <style:style style:name="T103" style:family="text">
      <style:text-properties fo:color="#000000" loext:opacity="100%" fo:language="en" fo:country="GB" officeooo:rsid="00ff9d6a" fo:background-color="#99ffcc" loext:char-shading-value="0"/>
    </style:style>
    <style:style style:name="T104" style:family="text">
      <style:text-properties fo:color="#000000" loext:opacity="100%" fo:language="en" fo:country="GB" officeooo:rsid="010056d2" fo:background-color="#99ffcc" loext:char-shading-value="0"/>
    </style:style>
    <style:style style:name="T105" style:family="text">
      <style:text-properties fo:color="#000000" loext:opacity="100%" fo:language="en" fo:country="GB" officeooo:rsid="0102cc89" fo:background-color="#99ffcc" loext:char-shading-value="0"/>
    </style:style>
    <style:style style:name="T106" style:family="text">
      <style:text-properties fo:color="#000000" loext:opacity="100%" fo:language="en" fo:country="GB" officeooo:rsid="01048217" fo:background-color="#99ffcc" loext:char-shading-value="0"/>
    </style:style>
    <style:style style:name="T107" style:family="text">
      <style:text-properties fo:color="#000000" loext:opacity="100%" fo:language="en" fo:country="GB" officeooo:rsid="00adb50d"/>
    </style:style>
    <style:style style:name="T108" style:family="text">
      <style:text-properties fo:color="#000000" loext:opacity="100%" fo:language="en" fo:country="GB" officeooo:rsid="00b2a004"/>
    </style:style>
    <style:style style:name="T109" style:family="text">
      <style:text-properties fo:color="#000000" loext:opacity="100%" fo:language="en" fo:country="GB" officeooo:rsid="00b991e9"/>
    </style:style>
    <style:style style:name="T110" style:family="text">
      <style:text-properties fo:color="#000000" loext:opacity="100%" fo:language="en" fo:country="GB" officeooo:rsid="00ba3477"/>
    </style:style>
    <style:style style:name="T111" style:family="text">
      <style:text-properties fo:color="#000000" loext:opacity="100%" fo:language="en" fo:country="GB" officeooo:rsid="00c37e45"/>
    </style:style>
    <style:style style:name="T112" style:family="text">
      <style:text-properties fo:color="#000000" loext:opacity="100%" fo:language="en" fo:country="GB" officeooo:rsid="00c0e1c4"/>
    </style:style>
    <style:style style:name="T113" style:family="text">
      <style:text-properties fo:color="#000000" loext:opacity="100%" fo:language="en" fo:country="GB" officeooo:rsid="00c0f0d7"/>
    </style:style>
    <style:style style:name="T114" style:family="text">
      <style:text-properties fo:color="#000000" loext:opacity="100%" fo:language="en" fo:country="GB" officeooo:rsid="00c53399"/>
    </style:style>
    <style:style style:name="T115" style:family="text">
      <style:text-properties fo:color="#000000" loext:opacity="100%" fo:language="en" fo:country="GB" officeooo:rsid="00c57045"/>
    </style:style>
    <style:style style:name="T116" style:family="text">
      <style:text-properties fo:color="#000000" loext:opacity="100%" fo:language="en" fo:country="GB" officeooo:rsid="00c7f917"/>
    </style:style>
    <style:style style:name="T117" style:family="text">
      <style:text-properties fo:color="#000000" loext:opacity="100%" fo:language="en" fo:country="GB" officeooo:rsid="00c981f6"/>
    </style:style>
    <style:style style:name="T118" style:family="text">
      <style:text-properties fo:color="#000000" loext:opacity="100%" fo:language="en" fo:country="GB" officeooo:rsid="00f677ba"/>
    </style:style>
    <style:style style:name="T119" style:family="text">
      <style:text-properties fo:color="#000000" loext:opacity="100%" fo:language="en" fo:country="GB" officeooo:rsid="00cc9926"/>
    </style:style>
    <style:style style:name="T120" style:family="text">
      <style:text-properties fo:color="#000000" loext:opacity="100%" fo:language="en" fo:country="GB" officeooo:rsid="00f782f3"/>
    </style:style>
    <style:style style:name="T121" style:family="text">
      <style:text-properties fo:color="#000000" loext:opacity="100%" fo:language="en" fo:country="GB" officeooo:rsid="00e74391"/>
    </style:style>
    <style:style style:name="T122" style:family="text">
      <style:text-properties officeooo:rsid="00ce9c4e"/>
    </style:style>
    <style:style style:name="T123" style:family="text">
      <style:text-properties officeooo:rsid="00cf6d8b"/>
    </style:style>
    <style:style style:name="T124" style:family="text">
      <style:text-properties officeooo:rsid="00cfad73"/>
    </style:style>
    <style:style style:name="T125" style:family="text">
      <style:text-properties officeooo:rsid="00d04a2a"/>
    </style:style>
    <style:style style:name="T126" style:family="text">
      <style:text-properties officeooo:rsid="00d32d76"/>
    </style:style>
    <style:style style:name="T127" style:family="text">
      <style:text-properties officeooo:rsid="00d4fac8"/>
    </style:style>
    <style:style style:name="T128" style:family="text">
      <style:text-properties officeooo:rsid="00d5fafa"/>
    </style:style>
    <style:style style:name="T129" style:family="text">
      <style:text-properties officeooo:rsid="00d823cb"/>
    </style:style>
    <style:style style:name="T130" style:family="text">
      <style:text-properties officeooo:rsid="00d8a334"/>
    </style:style>
    <style:style style:name="T131" style:family="text">
      <style:text-properties officeooo:rsid="00d994d8"/>
    </style:style>
    <style:style style:name="T132" style:family="text">
      <style:text-properties officeooo:rsid="00dac844"/>
    </style:style>
    <style:style style:name="T133" style:family="text">
      <style:text-properties officeooo:rsid="00e0ca33"/>
    </style:style>
    <style:style style:name="T134" style:family="text">
      <style:text-properties officeooo:rsid="00e33a2b"/>
    </style:style>
    <style:style style:name="T135" style:family="text">
      <style:text-properties officeooo:rsid="00e44cb9"/>
    </style:style>
    <style:style style:name="T136" style:family="text">
      <style:text-properties officeooo:rsid="00ec0e4e"/>
    </style:style>
    <style:style style:name="T137" style:family="text">
      <style:text-properties officeooo:rsid="00ee04aa"/>
    </style:style>
    <style:style style:name="T138" style:family="text">
      <style:text-properties officeooo:rsid="00ee8ee8"/>
    </style:style>
    <style:style style:name="T139" style:family="text">
      <style:text-properties officeooo:rsid="00eec634"/>
    </style:style>
    <style:style style:name="T140" style:family="text">
      <style:text-properties officeooo:rsid="00f1afc2"/>
    </style:style>
    <style:style style:name="T141" style:family="text">
      <style:text-properties officeooo:rsid="00fe0d42"/>
    </style:style>
    <style:style style:name="T142" style:family="text">
      <style:text-properties officeooo:rsid="02d38a8e"/>
    </style:style>
    <style:style style:name="T143" style:family="text">
      <style:text-properties officeooo:rsid="010a7dc4"/>
    </style:style>
    <style:style style:name="T144" style:family="text">
      <style:text-properties officeooo:rsid="0061ca3f"/>
    </style:style>
    <style:style style:name="T145" style:family="text">
      <style:text-properties officeooo:rsid="00603df5"/>
    </style:style>
    <style:style style:name="T146" style:family="text">
      <style:text-properties officeooo:rsid="01088bf7"/>
    </style:style>
    <style:style style:name="T147" style:family="text">
      <style:text-properties officeooo:rsid="008818bc"/>
    </style:style>
    <style:style style:name="T148" style:family="text">
      <style:text-properties officeooo:rsid="0096e48c"/>
    </style:style>
    <style:style style:name="T149" style:family="text">
      <style:text-properties officeooo:rsid="00018ec4"/>
    </style:style>
    <style:style style:name="T150" style:family="text">
      <style:text-properties officeooo:rsid="010b1b81"/>
    </style:style>
    <style:style style:name="T151" style:family="text">
      <style:text-properties officeooo:rsid="010cc9b2"/>
    </style:style>
    <style:style style:name="T152" style:family="text">
      <style:text-properties officeooo:rsid="00eac16c"/>
    </style:style>
    <style:style style:name="T153" style:family="text">
      <style:text-properties officeooo:rsid="00de83c3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officeooo:rsid="0020dc94" style:font-weight-asian="bold" style:font-weight-complex="bold"/>
    </style:style>
    <style:style style:name="T156" style:family="text">
      <style:text-properties fo:font-weight="bold" officeooo:rsid="00db5af0" style:font-weight-asian="bold" style:font-weight-complex="bold"/>
    </style:style>
    <style:style style:name="T157" style:family="text">
      <style:text-properties fo:font-weight="bold" officeooo:rsid="00dcf5f5" style:font-weight-asian="bold" style:font-weight-complex="bold"/>
    </style:style>
    <style:style style:name="T158" style:family="text">
      <style:text-properties fo:font-weight="bold" officeooo:rsid="00f0325e" style:font-weight-asian="bold" style:font-weight-complex="bold"/>
    </style:style>
    <style:style style:name="T159" style:family="text">
      <style:text-properties fo:font-weight="bold" officeooo:rsid="00f0f09f" style:font-weight-asian="bold" style:font-weight-complex="bold"/>
    </style:style>
    <style:style style:name="T160" style:family="text">
      <style:text-properties officeooo:rsid="017e8f62"/>
    </style:style>
    <style:style style:name="T161" style:family="text">
      <style:text-properties officeooo:rsid="00f0325e"/>
    </style:style>
    <style:style style:name="T162" style:family="text">
      <style:text-properties fo:language="en" fo:country="GB"/>
    </style:style>
    <style:style style:name="T163" style:family="text">
      <style:text-properties fo:language="en" fo:country="GB" officeooo:rsid="009cf005"/>
    </style:style>
    <style:style style:name="T164" style:family="text">
      <style:text-properties fo:language="en" fo:country="GB" officeooo:rsid="008d75e2"/>
    </style:style>
    <style:style style:name="T165" style:family="text">
      <style:text-properties fo:language="en" fo:country="GB" officeooo:rsid="008c0d99"/>
    </style:style>
    <style:style style:name="T166" style:family="text">
      <style:text-properties fo:language="en" fo:country="GB" officeooo:rsid="007d4ecf"/>
    </style:style>
    <style:style style:name="T167" style:family="text">
      <style:text-properties fo:language="en" fo:country="GB" officeooo:rsid="00a2e8f4"/>
    </style:style>
    <style:style style:name="T168" style:family="text">
      <style:text-properties fo:language="en" fo:country="GB" officeooo:rsid="008e73d3"/>
    </style:style>
    <style:style style:name="T169" style:family="text">
      <style:text-properties fo:language="en" fo:country="GB" officeooo:rsid="008edfca"/>
    </style:style>
    <style:style style:name="T170" style:family="text">
      <style:text-properties fo:language="en" fo:country="GB" officeooo:rsid="00a6a4cd"/>
    </style:style>
    <style:style style:name="T171" style:family="text">
      <style:text-properties fo:language="en" fo:country="GB" officeooo:rsid="017e8f62"/>
    </style:style>
    <style:style style:name="T172" style:family="text">
      <style:text-properties fo:language="en" fo:country="GB" officeooo:rsid="00a88459"/>
    </style:style>
    <style:style style:name="T173" style:family="text">
      <style:text-properties fo:language="en" fo:country="GB" officeooo:rsid="00fe0d42"/>
    </style:style>
    <style:style style:name="T174" style:family="text">
      <style:text-properties fo:language="en" fo:country="GB" officeooo:rsid="00eec634"/>
    </style:style>
    <style:style style:name="T175" style:family="text">
      <style:text-properties fo:language="en" fo:country="GB" officeooo:rsid="00d5fafa"/>
    </style:style>
    <style:style style:name="T176" style:family="text">
      <style:text-properties fo:language="en" fo:country="GB" officeooo:rsid="00cfad73"/>
    </style:style>
    <style:style style:name="T177" style:family="text">
      <style:text-properties fo:language="en" fo:country="GB" officeooo:rsid="00d04a2a"/>
    </style:style>
    <style:style style:name="T178" style:family="text">
      <style:text-properties fo:language="en" fo:country="GB" officeooo:rsid="00cf6d8b"/>
    </style:style>
    <style:style style:name="T179" style:family="text">
      <style:text-properties fo:language="en" fo:country="GB" officeooo:rsid="00f0325e"/>
    </style:style>
    <style:style style:name="T180" style:family="text">
      <style:text-properties fo:language="en" fo:country="GB" officeooo:rsid="00d32d76"/>
    </style:style>
    <style:style style:name="T181" style:family="text">
      <style:text-properties fo:language="en" fo:country="GB" fo:font-weight="bold" officeooo:rsid="00f0325e" style:font-weight-asian="bold" style:font-weight-complex="bold"/>
    </style:style>
    <style:style style:name="T182" style:family="text">
      <style:text-properties fo:language="en" fo:country="GB" fo:font-weight="bold" officeooo:rsid="00f0f09f" style:font-weight-asian="bold" style:font-weight-complex="bold"/>
    </style:style>
    <style:style style:name="T183" style:family="text">
      <style:text-properties fo:language="en" fo:country="GB" officeooo:rsid="00f1afc2"/>
    </style:style>
    <style:style style:name="T184" style:family="text">
      <style:text-properties fo:language="en" fo:country="GB" officeooo:rsid="00d4fac8"/>
    </style:style>
    <style:style style:name="T185" style:family="text">
      <style:text-properties fo:language="en" fo:country="GB" officeooo:rsid="00d823cb"/>
    </style:style>
    <style:style style:name="T186" style:family="text">
      <style:text-properties fo:language="en" fo:country="GB" officeooo:rsid="00e44cb9"/>
    </style:style>
    <style:style style:name="T187" style:family="text">
      <style:text-properties fo:language="en" fo:country="GB" officeooo:rsid="00d8a3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144">The </text:span><text:span text:style-name="T145">SMBX</text:span><text:span text:style-name="T146">1...</text:span><text:span text:style-name="T147">64</text:span><text:span text:style-name="T145"> *.</text:span><text:span text:style-name="T148">SAV </text:span><text:span text:style-name="T144">file</text:span><text:span text:style-name="T149"> </text:span><text:span text:style-name="T146">specification</text:span></text:p>
      <text:p text:style-name="P49"><text:span text:style-name="T150">Reverse-</text:span><text:span text:style-name="T151">e</text:span><text:span text:style-name="T150">ngined</text:span><text:span text:style-name="T152"> </text:span><text:span text:style-name="T149">by Wohlstand </text:span>0<text:span text:style-name="T153">4</text:span>/<text:span text:style-name="T153">29</text:span>/2014<text:line-break/></text:p>
      <text:p text:style-name="P50"><text:span text:style-name="T42"><text:s/>This is a saved game file. This file is a TEXT file</text:span>. <text:span text:style-name="T142">All parameters are written sequentially with separating by CRLF new-line character (This file format requires CRLF line feed only and LF-only file will cause crash of SMBX).</text:span></text:p>
      <text:p text:style-name="P51"/>
      <text:p text:style-name="P52">This file <text:span text:style-name="T136">is creating </text:span>auto<text:span text:style-name="T136">matically</text:span> on <text:span text:style-name="T143">each attempting to save a game.</text:span><text:line-break/><text:tab/><text:span text:style-name="T137">In the SMBX64 standard, this file is saved in the same folder along with the world files of an episode. The files are named in the following manner: </text:span>“save1.sav”, “save2.sav” <text:span text:style-name="T134">and “</text:span>save3.sav”. <text:span text:style-name="T133">SMXB64 only allows three game-save files in an episode folder.</text:span></text:p>
      <text:p text:style-name="P54"/>
      <text:p text:style-name="P1"><text:span text:style-name="Descr_5f_ttl2"><text:span text:style-name="T162">Introduction</text:span></text:span></text:p>
      <text:p text:style-name="P73"><text:span text:style-name="T155">L</text:span><text:span text:style-name="T154">imits </text:span><text:span text:style-name="T156">for world map </text:span><text:span text:style-name="T157">objects</text:span><text:span text:style-name="T154">:</text:span></text:p>
      <text:p text:style-name="P74">Tiles:<text:tab/>20000</text:p>
      <text:p text:style-name="P74">Paths:<text:tab/>2000</text:p>
      <text:p text:style-name="P74">Music-Boxes:<text:tab/>1000</text:p>
      <text:p text:style-name="P75">Sceneries:<text:tab/>5000</text:p>
      <text:p text:style-name="P76">Levels:<text:tab/>400</text:p>
      <text:p text:style-name="P3"><text:span text:style-name="Descr_5f_ttl2"><text:span text:style-name="T162"/></text:span></text:p>
      <text:p text:style-name="P3"><text:span text:style-name="Descr_5f_ttl2"><text:span text:style-name="T162">File Format Specification</text:span></text:span></text:p>
      <text:p text:style-name="P2"><text:span text:style-name="Descr_5f_ttl2"><text:span text:style-name="T162"/></text:span></text:p>
      <text:p text:style-name="P55">Structure:</text:p>
      <text:list xml:id="list4220653153" text:style-name="L1">
        <text:list-item>
          <text:p text:style-name="P57">[Header <text:span text:style-name="T122">and character's attributes</text:span>]</text:p>
        </text:list-item>
        <text:list-item>
          <text:p text:style-name="P58">[<text:span text:style-name="T138">Visibility of levels objects, associated by array index in World map</text:span>]</text:p>
        </text:list-item>
        <text:list-item>
          <text:p text:style-name="P57">“next”</text:p>
        </text:list-item>
        <text:list-item>
          <text:p text:style-name="P58">[<text:span text:style-name="T43">Visibility of paths, associated by array index in World map</text:span>]</text:p>
        </text:list-item>
        <text:list-item>
          <text:p text:style-name="P57">“next”</text:p>
        </text:list-item>
        <text:list-item>
          <text:p text:style-name="P59">[<text:span text:style-name="T43">Visibility of scenery, associated by array index in World map</text:span>]</text:p>
        </text:list-item>
        <text:list-item>
          <text:p text:style-name="P57">“<text:span text:style-name="T36">next”</text:span></text:p>
        </text:list-item>
        <text:list-item>
          <text:p text:style-name="P60">[<text:span text:style-name="T44">gotten stars, pointers to the level section with gotten star</text:span>]</text:p>
        </text:list-item>
        <text:list-item>
          <text:p text:style-name="P60">“<text:span text:style-name="T36">next”</text:span></text:p>
        </text:list-item>
        <text:list-item>
          <text:p text:style-name="P62">[<text:span text:style-name="T131">Number</text:span> of stars <text:span text:style-name="T132">(parameter, gotten</text:span> from world map<text:span text:style-name="T132">)</text:span>]</text:p>
        </text:list-item>
      </text:list>
      <text:p text:style-name="P61"/>
      <text:p text:style-name="P56">The reference designations:</text:p>
      <text:list xml:id="list2872752014" text:style-name="L2">
        <text:list-item>
          <text:p text:style-name="P63"><text:span text:style-name="T138">standard</text:span> parameter</text:p>
        </text:list-item>
        <text:list-item>
          <text:p text:style-name="P67">Comment title</text:p>
        </text:list-item>
        <text:list-item>
          <text:p text:style-name="P69"><text:span text:style-name="Descr"><text:span text:style-name="T27">Comment description</text:span></text:span></text:p>
        </text:list-item>
        <text:list-item>
          <text:p text:style-name="P69"><text:span text:style-name="Descr"><text:span text:style-name="T31">loop</text:span></text:span></text:p>
        </text:list-item>
        <text:list-item>
          <text:p text:style-name="P69"><text:span text:style-name="Descr"><text:span text:style-name="T33">variable</text:span></text:span></text:p>
        </text:list-item>
        <text:list-item>
          <text:p text:style-name="P70"><text:span text:style-name="Descr_5f_special"><text:span text:style-name="T27">Special option, </text:span></text:span><text:span text:style-name="Descr_5f_special"><text:span text:style-name="T28">only used</text:span></text:span><text:span text:style-name="Descr_5f_special"><text:span text:style-name="T27"> under special conditions, differently is absent</text:span></text:span></text:p>
        </text:list-item>
        <text:list-item>
          <text:p text:style-name="P71"><text:span text:style-name="Descr_5f_FileFormatLimit"><text:span text:style-name="T162">File format version limit</text:span></text:span></text:p>
        </text:list-item>
        <text:list-item>
          <text:p text:style-name="P72"><text:span text:style-name="Descr_5f_dtype"><text:span text:style-name="T163">Data type</text:span></text:span></text:p>
        </text:list-item>
      </text:list>
      <text:p text:style-name="P66"/>
      <text:p text:style-name="P64">--<text:span text:style-name="T34">File format description</text:span>--</text:p>
      <text:p text:style-name="P68">First <text:span text:style-name="T46">31</text:span> lines <text:span text:style-name="T35">(Header and character's attribute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7">Parameter</text:p>
          </table:table-cell>
          <table:table-cell table:style-name="Таблица1.B1" office:value-type="string">
            <text:p text:style-name="P77">Description</text:p>
          </table:table-cell>
        </table:table-row>
        <table:table-row>
          <table:table-cell table:style-name="Таблица1.A2" office:value-type="string">
            <text:p text:style-name="P78">64</text:p>
          </table:table-cell>
          <table:table-cell table:style-name="Таблица1.B2" office:value-type="string">
            <text:p text:style-name="P5"><text:span text:style-name="Descr_5f_dtype"><text:span text:style-name="T164">(unsigned </text:span></text:span><text:span text:style-name="Descr_5f_dtype"><text:span text:style-name="T162">int</text:span></text:span><text:span text:style-name="Descr_5f_dtype"><text:span text:style-name="T164">)</text:span></text:span><text:span text:style-name="Descr"><text:span text:style-name="T165"> File format version (Last in SMBX is </text:span></text:span><text:span text:style-name="Descr"><text:span text:style-name="T162">64</text:span></text:span><text:span text:style-name="Descr"><text:span text:style-name="T166">)</text:span></text:span></text:p>
          </table:table-cell>
        </table:table-row>
        <table:table-row>
          <table:table-cell table:style-name="Таблица1.A3" office:value-type="string">
            <text:p text:style-name="P79">8</text:p>
          </table:table-cell>
          <table:table-cell table:style-name="Таблица1.B3" office:value-type="string">
            <text:p text:style-name="P4"><text:span text:style-name="Descr_5f_dtype"><text:span text:style-name="T162">(</text:span></text:span><text:span text:style-name="Descr_5f_dtype"><text:span text:style-name="T167">int</text:span></text:span><text:span text:style-name="Descr_5f_dtype"><text:span text:style-name="T162">)</text:span></text:span><text:span text:style-name="Descr"><text:span text:style-name="T168"> number of lives (0-99)</text:span></text:span></text:p>
          </table:table-cell>
        </table:table-row>
        <table:table-row>
          <table:table-cell table:style-name="Таблица1.A3" office:value-type="string">
            <text:p text:style-name="P80">84</text:p>
          </table:table-cell>
          <table:table-cell table:style-name="Таблица1.B4" office:value-type="string">
            <text:p text:style-name="P10"><text:span text:style-name="Descr_5f_dtype"><text:span text:style-name="T162">(</text:span></text:span><text:span text:style-name="Descr_5f_dtype"><text:span text:style-name="T167">unsigned int</text:span></text:span><text:span text:style-name="Descr_5f_dtype"><text:span text:style-name="T162">)</text:span></text:span><text:span text:style-name="Descr"><text:span text:style-name="T169"> number of coins (0-99)</text:span></text:span></text:p>
          </table:table-cell>
        </table:table-row>
        <table:table-row>
          <table:table-cell table:style-name="Таблица1.A3" office:value-type="string">
            <text:p text:style-name="P81">96</text:p>
          </table:table-cell>
          <table:table-cell table:style-name="Таблица1.B5" office:value-type="string">
            <text:p text:style-name="P8"><text:span text:style-name="Descr_5f_dtype"><text:span text:style-name="T162">(</text:span></text:span><text:span text:style-name="Descr_5f_dtype"><text:span text:style-name="T170">long</text:span></text:span><text:span text:style-name="Descr_5f_dtype"><text:span text:style-name="T162">)</text:span></text:span><text:span text:style-name="Descr"><text:span text:style-name="T169"> Player's position on world map X</text:span></text:span></text:p>
          </table:table-cell>
        </table:table-row>
        <table:table-row>
          <table:table-cell table:style-name="Таблица1.A6" office:value-type="string">
            <text:p text:style-name="P81">448</text:p>
          </table:table-cell>
          <table:table-cell table:style-name="Таблица1.B6" office:value-type="string">
            <text:p text:style-name="P11"><text:span text:style-name="Descr_5f_dtype"><text:span text:style-name="T162">(</text:span></text:span><text:span text:style-name="Descr_5f_dtype"><text:span text:style-name="T170">long</text:span></text:span><text:span text:style-name="Descr_5f_dtype"><text:span text:style-name="T162">)</text:span></text:span><text:span text:style-name="Descr"><text:span text:style-name="T169"> Player's position on world map Y</text:span></text:span></text:p>
          </table:table-cell>
        </table:table-row>
        <table:table-row>
          <table:table-cell table:style-name="Таблица1.A7" office:value-type="string">
            <text:p text:style-name="P82">1</text:p>
          </table:table-cell>
          <table:table-cell table:style-name="Таблица1.B7" office:value-type="string">
            <text:p text:style-name="P30"><text:span text:style-name="Descr_5f_dtype"><text:span text:style-name="T162">(unsigned int)</text:span></text:span><text:span text:style-name="Descr"><text:span text:style-name="T162"> </text:span></text:span><text:span text:style-name="Descr"><text:span text:style-name="T91">Mario's</text:span></text:span><text:span text:style-name="Descr"><text:span text:style-name="T90"> </text:span></text:span><text:span text:style-name="Descr"><text:span text:style-name="T96">power-up</text:span></text:span><text:span text:style-name="Descr"><text:span text:style-name="T90"> </text:span></text:span><text:span text:style-name="Descr"><text:span text:style-name="T97">(1-7)</text:span></text:span><text:span text:style-name="Descr"><text:span text:style-name="T90"><text:line-break/>1-small, 2-big, 3-fire, 4-racoon, 5-tanooki, 6-hammer, 7-ice</text:span></text:span></text:p>
          </table:table-cell>
        </table:table-row>
        <table:table-row>
          <table:table-cell table:style-name="Таблица1.A7" office:value-type="string">
            <text:p text:style-name="P82">34</text:p>
          </table:table-cell>
          <table:table-cell table:style-name="Таблица1.B7" office:value-type="string">
            <text:p text:style-name="P29"><text:span text:style-name="Descr_5f_dtype"><text:span text:style-name="T162">(unsigned long)</text:span></text:span><text:span text:style-name="Descr"><text:span text:style-name="T90"> </text:span></text:span><text:span text:style-name="Descr"><text:span text:style-name="T98">Item slot contains (NPC-ID)</text:span></text:span></text:p>
          </table:table-cell>
        </table:table-row>
        <table:table-row>
          <table:table-cell table:style-name="Таблица1.A7" office:value-type="string">
            <text:p text:style-name="P82">1</text:p>
          </table:table-cell>
          <table:table-cell table:style-name="Таблица1.B7" office:value-type="string">
            <text:p text:style-name="P40"><text:span text:style-name="Descr_5f_dtype"><text:span text:style-name="T162">(unsigned int)</text:span></text:span><text:span text:style-name="Descr"><text:span text:style-name="T90"> </text:span></text:span><text:span text:style-name="Descr"><text:span text:style-name="T99">Mount type (0,1,3)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text:span text:style-name="Descr"><text:span text:style-name="T99"><text:line-break/>0 – none, 1 – shoe, 3 - yoshi</text:span></text:span></text:p>
          </table:table-cell>
        </table:table-row>
        <table:table-row>
          <table:table-cell table:style-name="Таблица1.A7" office:value-type="string">
            <text:p text:style-name="P82">3</text:p>
          </table:table-cell>
          <table:table-cell table:style-name="Таблица1.B7" office:value-type="string">
            <text:p text:style-name="P29"><text:span text:style-name="Descr_5f_dtype"><text:span text:style-name="T162">(unsigned int)</text:span></text:span><text:span text:style-name="Descr"><text:span text:style-name="T90"> </text:span></text:span><text:span text:style-name="Descr"><text:span text:style-name="T107">Mounted object ID (0 if mounts are absence)<text:line-break/>shoes: 1 – green, 2 – red, 3 – blue</text:span></text:span></text:p>
            <text:p text:style-name="P31"><text:span text:style-name="Descr"><text:span text:style-name="T107">Yoshis: 1 – green, 2 – blue, 3, 4, 5, 6, 7, </text:span></text:span><text:span text:style-name="Descr"><text:span text:style-name="T96">8</text:span></text:span></text:p>
          </table:table-cell>
        </table:table-row>
        <table:table-row>
          <table:table-cell table:style-name="Таблица1.A7" office:value-type="string">
            <text:p text:style-name="P82">0</text:p>
          </table:table-cell>
          <table:table-cell table:style-name="Таблица1.B7" office:value-type="string">
            <text:p text:style-name="P29"><text:span text:style-name="Descr_5f_dtype"><text:span text:style-name="T162">(unsigned int)</text:span></text:span><text:span text:style-name="Descr"><text:span text:style-name="T90"> </text:span></text:span><text:span text:style-name="Descr"><text:span text:style-name="T108">Mario's health (not allowed for Mario by SMBX64)</text:span></text:span></text:p>
            <text:p text:style-name="P40"><text:span text:style-name="Descr"><text:span text:style-name="T108"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12" office:value-type="string">
            <text:p text:style-name="P83">5</text:p>
          </table:table-cell>
          <table:table-cell table:style-name="Таблица1.B12" office:value-type="string">
            <text:p text:style-name="P33"><text:span text:style-name="Descr_5f_dtype"><text:span text:style-name="T90">(unsigned int)</text:span></text:span><text:span text:style-name="Descr"><text:span text:style-name="T90"> </text:span></text:span><text:span text:style-name="Descr"><text:span text:style-name="T92">Luigi</text:span></text:span><text:span text:style-name="Descr"><text:span text:style-name="T91">'s</text:span></text:span><text:span text:style-name="Descr"><text:span text:style-name="T90"> </text:span></text:span><text:span text:style-name="Descr"><text:span text:style-name="T96">power-up</text:span></text:span><text:span text:style-name="Descr"><text:span text:style-name="T90"> </text:span></text:span><text:span text:style-name="Descr"><text:span text:style-name="T97">(1-7)<text:line-break/></text:span></text:span><text:span text:style-name="Descr"><text:span text:style-name="T90">1-small, 2-big, 3-fire, 4-racoon, 5-tanooki, 6-hammer, 7-ice</text:span></text:span></text:p>
          </table:table-cell>
        </table:table-row>
        <table:table-row>
          <table:table-cell table:style-name="Таблица1.A12" office:value-type="string">
            <text:p text:style-name="P84">0</text:p>
          </table:table-cell>
          <table:table-cell table:style-name="Таблица1.B12" office:value-type="string">
            <text:p text:style-name="P32"><text:span text:style-name="Descr_5f_dtype"><text:span text:style-name="T90">(unsigned long)</text:span></text:span><text:span text:style-name="Descr"><text:span text:style-name="T90"> </text:span></text:span><text:span text:style-name="Descr"><text:span text:style-name="T98">Item slot contains (NPC-ID)</text:span></text:span></text:p>
          </table:table-cell>
        </table:table-row>
        <table:table-row>
          <table:table-cell table:style-name="Таблица1.A12" office:value-type="string">
            <text:p text:style-name="P84">0</text:p>
          </table:table-cell>
          <table:table-cell table:style-name="Таблица1.B12" office:value-type="string">
            <text:p text:style-name="P40"><text:span text:style-name="Descr_5f_dtype"><text:span text:style-name="T90">(unsigned int)</text:span></text:span><text:span text:style-name="Descr"><text:span text:style-name="T90"> </text:span></text:span><text:span text:style-name="Descr"><text:span text:style-name="T99">Mount type (0,1,3)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12" office:value-type="string">
            <text:p text:style-name="P84">0</text:p>
          </table:table-cell>
          <table:table-cell table:style-name="Таблица1.B12" office:value-type="string">
            <text:p text:style-name="P42"><text:span text:style-name="Descr_5f_dtype"><text:span text:style-name="T90">(unsigned int)</text:span></text:span><text:span text:style-name="Descr"><text:span text:style-name="T90"> </text:span></text:span><text:span text:style-name="Descr"><text:span text:style-name="T107">Mounted object ID (0 if absence, 1-3 shoes, 1-</text:span></text:span><text:span text:style-name="Descr"><text:span text:style-name="T96">8</text:span></text:span><text:span text:style-name="Descr"><text:span text:style-name="T107"> yoshis)</text:span></text:span></text:p>
          </table:table-cell>
        </table:table-row>
        <table:table-row>
          <table:table-cell table:style-name="Таблица1.A12" office:value-type="string">
            <text:p text:style-name="P85">0</text:p>
          </table:table-cell>
          <table:table-cell table:style-name="Таблица1.B12" office:value-type="string">
            <text:p text:style-name="P41"><text:span text:style-name="Descr_5f_dtype"><text:span text:style-name="T90">(unsigned int)</text:span></text:span><text:span text:style-name="Descr"><text:span text:style-name="T90"> </text:span></text:span><text:span text:style-name="Descr"><text:span text:style-name="T109">Luigi's health (not allowed for Luigi by SMBX64)</text:span></text:span></text:p>
            <text:p text:style-name="P40"><text:span text:style-name="Descr"><text:span text:style-name="T109"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17" office:value-type="string">
            <text:p text:style-name="P83">6</text:p>
          </table:table-cell>
          <table:table-cell table:style-name="Таблица1.B17" office:value-type="string">
            <text:p text:style-name="P40"><text:span text:style-name="Descr_5f_dtype"><text:span text:style-name="T90">(unsigned int)</text:span></text:span><text:span text:style-name="Descr"><text:span text:style-name="T90"> </text:span></text:span><text:span text:style-name="Descr"><text:span text:style-name="T93">Peach's</text:span></text:span><text:span text:style-name="Descr"><text:span text:style-name="T110"> </text:span></text:span><text:span text:style-name="Descr"><text:span text:style-name="T96">power-up</text:span></text:span><text:span text:style-name="Descr"><text:span text:style-name="T110"> (1-7)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text:span text:style-name="Descr"><text:span text:style-name="T110"><text:line-break/></text:span></text:span><text:span text:style-name="Descr"><text:span text:style-name="T90">1-small, 2-big, 3-fire, 4-racoon, 5-tanooki, 6-</text:span></text:span><text:span text:style-name="Descr"><text:span text:style-name="T111">bombs</text:span></text:span><text:span text:style-name="Descr"><text:span text:style-name="T90">, 7-ice</text:span></text:span></text:p>
          </table:table-cell>
        </table:table-row>
        <table:table-row>
          <table:table-cell table:style-name="Таблица1.A17" office:value-type="string">
            <text:p text:style-name="P86">0</text:p>
          </table:table-cell>
          <table:table-cell table:style-name="Таблица1.B17" office:value-type="string">
            <text:p text:style-name="P40"><text:span text:style-name="Descr_5f_dtype"><text:span text:style-name="T90">(unsigned </text:span></text:span><text:span text:style-name="Descr_5f_dtype"><text:span text:style-name="T112">long</text:span></text:span><text:span text:style-name="Descr_5f_dtype"><text:span text:style-name="T90">)</text:span></text:span><text:span text:style-name="Descr"><text:span text:style-name="T90"> </text:span></text:span><text:span text:style-name="Descr"><text:span text:style-name="T110">Item Slot contains<text:tab/><text:tab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text:span text:style-name="Descr"><text:span text:style-name="T110"><text:line-break/>(not allowed for Peach by SMBX64)</text:span></text:span></text:p>
          </table:table-cell>
        </table:table-row>
        <table:table-row>
          <table:table-cell table:style-name="Таблица1.A17" office:value-type="string">
            <text:p text:style-name="P87">1</text:p>
          </table:table-cell>
          <table:table-cell table:style-name="Таблица1.B17" office:value-type="string">
            <text:p text:style-name="P40"><text:span text:style-name="Descr_5f_dtype"><text:span text:style-name="T90">(unsigned int)</text:span></text:span><text:span text:style-name="Descr"><text:span text:style-name="T90"> </text:span></text:span><text:span text:style-name="Descr"><text:span text:style-name="T99">Mount type (0,1,3)<text:tab/><text:tab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text:span text:style-name="Descr"><text:span text:style-name="T99"><text:line-break/>(Yoshis not allowed for Peach by SMBX64, 3 will not give effects)</text:span></text:span></text:p>
          </table:table-cell>
        </table:table-row>
        <table:table-row>
          <table:table-cell table:style-name="Таблица1.A17" office:value-type="string">
            <text:p text:style-name="P87">3</text:p>
          </table:table-cell>
          <table:table-cell table:style-name="Таблица1.B17" office:value-type="string">
            <text:p text:style-name="P40"><text:span text:style-name="Descr_5f_dtype"><text:span text:style-name="T90">(unsigned int)</text:span></text:span><text:span text:style-name="Descr"><text:span text:style-name="T90"> </text:span></text:span><text:span text:style-name="Descr"><text:span text:style-name="T107">Mounted object ID (0 if mounts are absence)<text:line-break/>shoes: 1 – green, 2 – red, 3 – blue<text:tab/><text:tab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17" office:value-type="string">
            <text:p text:style-name="P88">3</text:p>
          </table:table-cell>
          <table:table-cell table:style-name="Таблица1.B17" office:value-type="string">
            <text:p text:style-name="P40"><text:span text:style-name="Descr_5f_dtype"><text:span text:style-name="T90">(unsigned int)</text:span></text:span><text:span text:style-name="Descr"><text:span text:style-name="T90"> </text:span></text:span><text:span text:style-name="Descr"><text:span text:style-name="T113">Peach's health<text:tab/><text:tab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22" office:value-type="string">
            <text:p text:style-name="P83">3</text:p>
          </table:table-cell>
          <table:table-cell table:style-name="Таблица1.B22" office:value-type="string">
            <text:p text:style-name="P39"><text:span text:style-name="Descr_5f_dtype"><text:span text:style-name="T90">(unsigned int)</text:span></text:span><text:span text:style-name="Descr"><text:span text:style-name="T90"> </text:span></text:span><text:span text:style-name="Descr"><text:span text:style-name="T94">Toad's</text:span></text:span><text:span text:style-name="Descr"><text:span text:style-name="T114"> </text:span></text:span><text:span text:style-name="Descr"><text:span text:style-name="T96">power-up</text:span></text:span><text:span text:style-name="Descr"><text:span text:style-name="T114"> (1-7)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text:span text:style-name="Descr"><text:span text:style-name="T114"><text:line-break/></text:span></text:span><text:span text:style-name="Descr"><text:span text:style-name="T90">1-small, 2-big, 3-fire, 4-racoon, 5-tanooki, 6-</text:span></text:span><text:span text:style-name="Descr"><text:span text:style-name="T114">boomerang</text:span></text:span><text:span text:style-name="Descr"><text:span text:style-name="T90">, 7-ice</text:span></text:span></text:p>
          </table:table-cell>
        </table:table-row>
        <table:table-row>
          <table:table-cell table:style-name="Таблица1.A22" office:value-type="string">
            <text:p text:style-name="P89">0</text:p>
          </table:table-cell>
          <table:table-cell table:style-name="Таблица1.B22" office:value-type="string">
            <text:p text:style-name="P38"><text:span text:style-name="Descr_5f_dtype"><text:span text:style-name="T162">(unsigned long)</text:span></text:span><text:span text:style-name="Descr"><text:span text:style-name="T162"> </text:span></text:span><text:span text:style-name="Descr"><text:span text:style-name="T110">Item Slot contains<text:tab/><text:tab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text:span text:style-name="Descr"><text:span text:style-name="T110"><text:line-break/>(not allowed for </text:span></text:span><text:span text:style-name="Descr"><text:span text:style-name="T115">Toad</text:span></text:span><text:span text:style-name="Descr"><text:span text:style-name="T110"> by SMBX64)</text:span></text:span></text:p>
          </table:table-cell>
        </table:table-row>
        <table:table-row>
          <table:table-cell table:style-name="Таблица1.A22" office:value-type="string">
            <text:p text:style-name="P89">1</text:p>
          </table:table-cell>
          <table:table-cell table:style-name="Таблица1.B22" office:value-type="string">
            <text:p text:style-name="P37"><text:span text:style-name="Descr_5f_dtype"><text:span text:style-name="T162">(unsigned int)</text:span></text:span><text:span text:style-name="Descr"><text:span text:style-name="T162"> </text:span></text:span><text:span text:style-name="Descr"><text:span text:style-name="T99">Mount type (0,1,3)<text:tab/><text:tab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text:span text:style-name="Descr"><text:span text:style-name="T99"><text:line-break/>(Yoshis not allowed for </text:span></text:span><text:span text:style-name="Descr"><text:span text:style-name="T115">Toad</text:span></text:span><text:span text:style-name="Descr"><text:span text:style-name="T99"> by SMBX64, 3 will not give effects)</text:span></text:span></text:p>
          </table:table-cell>
        </table:table-row>
        <table:table-row>
          <table:table-cell table:style-name="Таблица1.A22" office:value-type="string">
            <text:p text:style-name="P90">2</text:p>
          </table:table-cell>
          <table:table-cell table:style-name="Таблица1.B22" office:value-type="string">
            <text:p text:style-name="P37"><text:span text:style-name="Descr_5f_dtype"><text:span text:style-name="T162">(unsigned int)</text:span></text:span><text:span text:style-name="Descr"><text:span text:style-name="T162"> </text:span></text:span><text:span text:style-name="Descr"><text:span text:style-name="T107">Mounted object ID (0 if mounts are absence)<text:line-break/>shoes: 1 – green, 2 – red, 3 – blue<text:tab/><text:tab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22" office:value-type="string">
            <text:p text:style-name="P91">3</text:p>
          </table:table-cell>
          <table:table-cell table:style-name="Таблица1.B22" office:value-type="string">
            <text:p text:style-name="P35"><text:span text:style-name="Descr_5f_dtype"><text:span text:style-name="T90">(unsigned int)</text:span></text:span><text:span text:style-name="Descr"><text:span text:style-name="T90"> </text:span></text:span><text:span text:style-name="Descr"><text:span text:style-name="T116">Toad's</text:span></text:span><text:span text:style-name="Descr"><text:span text:style-name="T113"> health </text:span></text:span><text:span text:style-name="Descr"><text:span text:style-name="T117">(1-3</text:span></text:span><text:span text:style-name="Descr"><text:span text:style-name="T118">)</text:span></text:span><text:span text:style-name="Descr"><text:span text:style-name="T117"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27" office:value-type="string">
            <text:p text:style-name="P92">2</text:p>
          </table:table-cell>
          <table:table-cell table:style-name="Таблица1.B27" office:value-type="string">
            <text:p text:style-name="P36"><text:span text:style-name="Descr_5f_dtype"><text:span text:style-name="T162">(unsigned int)</text:span></text:span><text:span text:style-name="Descr"><text:span text:style-name="T162"> </text:span></text:span><text:span text:style-name="Descr"><text:span text:style-name="T95">Link's</text:span></text:span><text:span text:style-name="Descr"><text:span text:style-name="T119"> </text:span></text:span><text:span text:style-name="Descr"><text:span text:style-name="T96">power-up</text:span></text:span><text:span text:style-name="Descr"><text:span text:style-name="T119"> (1-7</text:span></text:span><text:span text:style-name="Descr"><text:span text:style-name="T120">)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27" office:value-type="string">
            <text:p text:style-name="P92">0</text:p>
          </table:table-cell>
          <table:table-cell table:style-name="Таблица1.B27" office:value-type="string">
            <text:p text:style-name="P35"><text:span text:style-name="Descr_5f_dtype"><text:span text:style-name="T162">(unsigned long)</text:span></text:span><text:span text:style-name="Descr"><text:span text:style-name="T162"> </text:span></text:span><text:span text:style-name="Descr"><text:span text:style-name="T110">Item Slot contains<text:line-break/>(not allowed for </text:span></text:span><text:span text:style-name="Descr"><text:span text:style-name="T119">Link </text:span></text:span><text:span text:style-name="Descr"><text:span text:style-name="T110">by SMBX64)<text:tab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27" office:value-type="string">
            <text:p text:style-name="P92">0</text:p>
          </table:table-cell>
          <table:table-cell table:style-name="Таблица1.B27" office:value-type="string">
            <text:p text:style-name="P35"><text:span text:style-name="Descr_5f_dtype"><text:span text:style-name="T162">(unsigned int)</text:span></text:span><text:span text:style-name="Descr"><text:span text:style-name="T162"> </text:span></text:span><text:span text:style-name="Descr"><text:span text:style-name="T99">Mount type </text:span></text:span><text:span text:style-name="Descr"><text:span text:style-name="T119">(not allowed for Link by SMBX64)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27" office:value-type="string">
            <text:p text:style-name="P92">0</text:p>
          </table:table-cell>
          <table:table-cell table:style-name="Таблица1.B27" office:value-type="string">
            <text:p text:style-name="P35"><text:span text:style-name="Descr_5f_dtype"><text:span text:style-name="T162">(unsigned int)</text:span></text:span><text:span text:style-name="T162"> </text:span><text:span text:style-name="Descr"><text:span text:style-name="T99">Mount</text:span></text:span><text:span text:style-name="Descr"><text:span text:style-name="T121">ed object</text:span></text:span><text:span text:style-name="Descr"><text:span text:style-name="T99"> </text:span></text:span><text:span text:style-name="Descr"><text:span text:style-name="T119">(not allowed for Link by SMBX64)<text:line-break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27" office:value-type="string">
            <text:p text:style-name="P92">2</text:p>
          </table:table-cell>
          <table:table-cell table:style-name="Таблица1.B27" office:value-type="string">
            <text:p text:style-name="P34"><text:span text:style-name="Descr_5f_dtype"><text:span text:style-name="T90">(unsigned int)</text:span></text:span><text:span text:style-name="Descr"><text:span text:style-name="T90"> </text:span></text:span><text:span text:style-name="Descr"><text:span text:style-name="T119">Link's health</text:span></text:span><text:span text:style-name="Descr"><text:span text:style-name="T171"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  <table:table-row>
          <table:table-cell table:style-name="Таблица1.A32" office:value-type="string">
            <text:p text:style-name="P93">12</text:p>
          </table:table-cell>
          <table:table-cell table:style-name="Таблица1.B32" office:value-type="string">
            <text:p text:style-name="P9"><text:span text:style-name="Descr_5f_dtype"><text:span text:style-name="T162">(</text:span></text:span><text:span text:style-name="Descr_5f_dtype"><text:span text:style-name="T172">unsigned long</text:span></text:span><text:span text:style-name="Descr_5f_dtype"><text:span text:style-name="T162">)</text:span></text:span><text:span text:style-name="Descr"><text:span text:style-name="T169"> Current world music ID</text:span></text:span></text:p>
          </table:table-cell>
        </table:table-row>
        <table:table-row>
          <table:table-cell table:style-name="Таблица1.A33" office:value-type="string">
            <text:p text:style-name="P94">#FALSE#</text:p>
          </table:table-cell>
          <table:table-cell table:style-name="Таблица1.B33" office:value-type="string">
            <text:p text:style-name="P43"><text:span text:style-name="Descr_5f_dtype"><text:span text:style-name="T162">(bool)</text:span></text:span><text:span text:style-name="Descr"><text:span text:style-name="T162"> Game was </text:span></text:span><text:span text:style-name="Descr"><text:span text:style-name="T173">completed 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2">56</text:span></text:span><text:span text:style-name="Descr"><text:span text:style-name="T100">)</text:span></text:span></text:p>
          </table:table-cell>
        </table:table-row>
      </table:table>
      <text:p text:style-name="P6"><text:soft-page-break/><text:span text:style-name="Descr"><text:span text:style-name="T162"/></text:span></text:p>
      <text:p text:style-name="P14"><text:span text:style-name="Descr_5f_ttl"><text:span text:style-name="T174">Visibility of level object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6"><text:span text:style-name="Descr_5f_loop"><text:span text:style-name="T162">(Loop = </text:span></text:span><text:span text:style-name="Descr_5f_loop"><text:span text:style-name="T175">number of level objects on the world map, or while current!=“next”</text:span></text:span><text:span text:style-name="Descr_5f_loop"><text:span text:style-name="T162">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95">#TRUE#</text:p>
          </table:table-cell>
          <table:table-cell table:style-name="Таблица2.B2" office:value-type="string">
            <text:p text:style-name="P7"><text:span text:style-name="Descr_5f_dtype"><text:span text:style-name="T162">(</text:span></text:span><text:span text:style-name="Descr_5f_dtype"><text:span text:style-name="T176">bool</text:span></text:span><text:span text:style-name="Descr_5f_dtype"><text:span text:style-name="T162">)</text:span></text:span><text:span text:style-name="T162"> </text:span><text:span text:style-name="Descr"><text:span text:style-name="T177">Visibility of level object in world array by Index=</text:span></text:span><text:span text:style-name="Descr_5f_loop"><text:span text:style-name="T162">CurrentLoop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20"><text:span text:style-name="Descr_5f_loop"><text:span text:style-name="T162">(Loop end)</text:span></text:span></text:p>
          </table:table-cell>
          <table:covered-table-cell/>
        </table:table-row>
      </table:table>
      <text:p text:style-name="P24"><text:span text:style-name="Descr_5f_ttl"><text:span text:style-name="T162">Marker between </text:span></text:span><text:span text:style-name="Descr_5f_ttl"><text:span text:style-name="T178">level objects visibility</text:span></text:span><text:span text:style-name="Descr_5f_ttl"><text:span text:style-name="T162"> and </text:span></text:span><text:span text:style-name="Descr_5f_ttl"><text:span text:style-name="T178">paths</text:span></text:span><text:span text:style-name="Descr_5f_ttl"><text:span text:style-name="T162"> </text:span></text:span><text:span text:style-name="Descr_5f_ttl"><text:span text:style-name="T179">visibility</text:span></text:span></text:p>
      <text:p text:style-name="P98">"next"<text:tab/></text:p>
      <text:p text:style-name="P98"/>
      <text:p text:style-name="P15"><text:span text:style-name="Descr_5f_ttl"><text:span text:style-name="T178">Visibility of path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17"><text:span text:style-name="Descr_5f_loop"><text:span text:style-name="T162">(Loop = </text:span></text:span><text:span text:style-name="Descr_5f_loop"><text:span text:style-name="T175">number of paths objects on the world map, or while current!=“next”</text:span></text:span><text:span text:style-name="Descr_5f_loop"><text:span text:style-name="T162">)</text:span></text:span></text:p>
          </table:table-cell>
          <table:covered-table-cell/>
        </table:table-row>
        <table:table-row>
          <table:table-cell table:style-name="Таблица3.A2" office:value-type="string">
            <text:p text:style-name="P96">#TRUE#</text:p>
          </table:table-cell>
          <table:table-cell table:style-name="Таблица3.B2" office:value-type="string">
            <text:p text:style-name="P12"><text:span text:style-name="Descr_5f_dtype"><text:span text:style-name="T162">(</text:span></text:span><text:span text:style-name="Descr_5f_dtype"><text:span text:style-name="T176">bool</text:span></text:span><text:span text:style-name="Descr_5f_dtype"><text:span text:style-name="T162">)</text:span></text:span><text:span text:style-name="T162"> </text:span><text:span text:style-name="Descr"><text:span text:style-name="T177">Visibility of path in world array by Index=</text:span></text:span><text:span text:style-name="Descr_5f_loop"><text:span text:style-name="T162">CurrentLoop</text:span></text:span></text:p>
          </table:table-cell>
        </table:table-row>
        <table:table-row>
          <table:table-cell table:style-name="Таблица3.B2" table:number-columns-spanned="2" office:value-type="string">
            <text:p text:style-name="P21"><text:span text:style-name="Descr_5f_loop"><text:span text:style-name="T162">(Loop end)</text:span></text:span></text:p>
          </table:table-cell>
          <table:covered-table-cell/>
        </table:table-row>
      </table:table>
      <text:p text:style-name="P27"><text:span text:style-name="Descr_5f_ttl"><text:span text:style-name="T162">Marker between </text:span></text:span><text:span text:style-name="Descr_5f_ttl"><text:span text:style-name="T180">paths visibility</text:span></text:span><text:span text:style-name="Descr_5f_ttl"><text:span text:style-name="T162"> and </text:span></text:span><text:span text:style-name="Descr_5f_ttl"><text:span text:style-name="T181">scenery</text:span></text:span><text:span text:style-name="Descr_5f_ttl"><text:span text:style-name="T180"> </text:span></text:span><text:span text:style-name="Descr_5f_ttl"><text:span text:style-name="T178">visib</text:span></text:span><text:span text:style-name="Descr_5f_ttl"><text:span text:style-name="T179">ility</text:span></text:span></text:p>
      <text:p text:style-name="P99">"next"</text:p>
      <text:p text:style-name="P99"/>
      <text:p text:style-name="P25"><text:span text:style-name="Descr_5f_ttl"><text:span text:style-name="T178">Visibility of scenery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18"><text:span text:style-name="Descr_5f_loop"><text:span text:style-name="T162">(Loop = </text:span></text:span><text:span text:style-name="Descr_5f_loop"><text:span text:style-name="T175">number of </text:span></text:span><text:span text:style-name="Descr_5f_loop"><text:span text:style-name="T182">scenery</text:span></text:span><text:span text:style-name="Descr_5f_loop"><text:span text:style-name="T175"> on world map, or while current!=“next”</text:span></text:span><text:span text:style-name="Descr_5f_loop"><text:span text:style-name="T162">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96">#TRUE#</text:p>
          </table:table-cell>
          <table:table-cell table:style-name="Таблица4.B2" office:value-type="string">
            <text:p text:style-name="P12"><text:span text:style-name="Descr_5f_dtype"><text:span text:style-name="T162">(</text:span></text:span><text:span text:style-name="Descr_5f_dtype"><text:span text:style-name="T176">bool</text:span></text:span><text:span text:style-name="Descr_5f_dtype"><text:span text:style-name="T162">)</text:span></text:span><text:span text:style-name="T162"> </text:span><text:span text:style-name="Descr"><text:span text:style-name="T177">Visibility of scenery in world array by Index=</text:span></text:span><text:span text:style-name="Descr_5f_loop"><text:span text:style-name="T162">CurrentLoop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21"><text:span text:style-name="Descr_5f_loop"><text:span text:style-name="T162">(Loop end)</text:span></text:span></text:p>
          </table:table-cell>
          <table:covered-table-cell/>
        </table:table-row>
      </table:table>
      <text:p text:style-name="P25"><text:span text:style-name="Descr_5f_ttl"><text:span text:style-name="T162">Marker between </text:span></text:span><text:span text:style-name="Descr_5f_ttl"><text:span text:style-name="T183">scenery visibility</text:span></text:span><text:span text:style-name="Descr_5f_ttl"><text:span text:style-name="T162"> and </text:span></text:span><text:span text:style-name="Descr_5f_ttl"><text:span text:style-name="T180">gotten stars list</text:span></text:span></text:p>
      <text:p text:style-name="P99">"next"</text:p>
      <text:p text:style-name="P26"><text:span text:style-name="Descr_5f_ttl"><text:span text:style-name="T184">Gotten star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19"><text:span text:style-name="Descr_5f_loop"><text:span text:style-name="T162">(Loop = </text:span></text:span><text:span text:style-name="Descr_5f_loop"><text:span text:style-name="T175">while current !=“next”</text:span></text:span><text:span text:style-name="Descr_5f_loop"><text:span text:style-name="T162">)<text:tab/><text:tab/></text:span></text:span><text:span text:style-name="Descr"><text:span text:style-name="T100">(&gt;</text:span></text:span><text:span text:style-name="Descr"><text:span text:style-name="T101">= </text:span></text:span><text:span text:style-name="Descr"><text:span text:style-name="T103">7</text:span></text:span><text:span text:style-name="Descr"><text:span text:style-name="T100">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97">“<text:span text:style-name="T129">level_1-3.lvl</text:span>”</text:p>
          </table:table-cell>
          <table:table-cell table:style-name="Таблица5.B2" office:value-type="string">
            <text:p text:style-name="P13"><text:span text:style-name="Descr_5f_dtype"><text:span text:style-name="T162">(</text:span></text:span><text:span text:style-name="Descr_5f_dtype"><text:span text:style-name="T185">string</text:span></text:span><text:span text:style-name="Descr_5f_dtype"><text:span text:style-name="T162">)</text:span></text:span><text:span text:style-name="T162"> </text:span><text:span text:style-name="Descr"><text:span text:style-name="T162"><text:s/></text:span></text:span><text:span text:style-name="Descr"><text:span text:style-name="T185">Level file</text:span></text:span></text:p>
          </table:table-cell>
        </table:table-row>
        <table:table-row>
          <table:table-cell table:style-name="Таблица5.A2" office:value-type="string">
            <text:p text:style-name="P100">2</text:p>
          </table:table-cell>
          <table:table-cell table:style-name="Таблица5.B2" office:value-type="string">
            <text:p text:style-name="P45"><text:span text:style-name="Descr_5f_dtype"><text:span text:style-name="T162">(unsigned int)</text:span></text:span><text:span text:style-name="T162"> level section with gotten star </text:span><text:span text:style-name="T186">(0-20)<text:tab/><text:tab/></text:span><text:span text:style-name="Descr"><text:span text:style-name="T100">(&gt;</text:span></text:span><text:span text:style-name="Descr"><text:span text:style-name="T101">= </text:span></text:span><text:span text:style-name="Descr"><text:span text:style-name="T104">16</text:span></text:span><text:span text:style-name="Descr"><text:span text:style-name="T100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22"><text:span text:style-name="Descr_5f_loop"><text:span text:style-name="T162">(Loop end)</text:span></text:span></text:p>
          </table:table-cell>
          <table:covered-table-cell/>
        </table:table-row>
      </table:table>
      <text:p text:style-name="P26"><text:span text:style-name="Descr_5f_ttl"><text:span text:style-name="T162">Marker between </text:span></text:span><text:span text:style-name="Descr_5f_ttl"><text:span text:style-name="T187">gotten stars and stars quantity</text:span></text:span></text:p>
      <text:p text:style-name="P23"><text:span text:style-name="T162">"next”<text:tab/></text:span><text:span text:style-name="Descr"><text:span text:style-name="T100">(&gt;</text:span></text:span><text:span text:style-name="Descr"><text:span text:style-name="T101">= </text:span></text:span><text:span text:style-name="Descr"><text:span text:style-name="T105">16</text:span></text:span><text:span text:style-name="Descr"><text:span text:style-name="T100">)</text:span></text:span></text:p>
      <text:p text:style-name="P44"><text:span text:style-name="Descr_5f_ttl"><text:span text:style-name="T162"/></text:span></text:p>
      <text:p text:style-name="P10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2">10</text:p>
          </table:table-cell>
          <table:table-cell table:style-name="Таблица6.B1" office:value-type="string">
            <text:p text:style-name="P46"><text:span text:style-name="Descr_5f_dtype"><text:span text:style-name="T162">(unsigned </text:span></text:span><text:span text:style-name="Descr_5f_dtype"><text:span text:style-name="T187">long</text:span></text:span><text:span text:style-name="Descr_5f_dtype"><text:span text:style-name="T162">)</text:span></text:span><text:span text:style-name="T162"> </text:span><text:span text:style-name="T187">number of stars (parameter, gotten from world map)</text:span></text:p>
            <text:p text:style-name="P47"><text:span text:style-name="T162"><text:tab/></text:span><text:span text:style-name="Descr"><text:span text:style-name="T100">(&gt;</text:span></text:span><text:span text:style-name="Descr"><text:span text:style-name="T101">= </text:span></text:span><text:span text:style-name="Descr"><text:span text:style-name="T106">21</text:span></text:span><text:span text:style-name="Descr"><text:span text:style-name="T100">)</text:span></text:span></text:p>
          </table:table-cell>
        </table:table-row>
      </table:table>
      <text:p text:style-name="P48"><text:span text:style-name="Descr_5f_loop"><text:span text:style-name="T27"/></text:span></text:p>
      <text:p text:style-name="P65">--End of file--</text:p>
      <text:p text:style-name="P28"><text:span text:style-name="Descr_5f_ttl2"><text:span text:style-name="T2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style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loext:opacity="100%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loext:opacity="100%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loext:opacity="100%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loext:opacity="100%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loext:opacity="100%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loext:opacity="100%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2H19M59S</meta:editing-duration>
    <meta:editing-cycles>254</meta:editing-cycles>
    <meta:generator>LibreOffice/7.3.7.2$Linux_X86_64 LibreOffice_project/30$Build-2</meta:generator>
    <dc:date>2024-02-21T05:27:59.972303711</dc:date>
    <dc:creator>Wohlstand  Fox</dc:creator>
    <meta:document-statistic meta:table-count="6" meta:image-count="0" meta:object-count="0" meta:page-count="3" meta:paragraph-count="137" meta:word-count="792" meta:character-count="4699" meta:non-whitespace-character-count="4024"/>
    <meta:user-defined meta:name="Info 1"/>
    <meta:user-defined meta:name="Info 2"/>
    <meta:user-defined meta:name="Info 3"/>
    <meta:user-defined meta:name="Info 4"/>
  </office:meta>
</office:document-meta>
</file>